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fo:color="#004dbb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5" style:family="text">
      <style:text-properties fo:font-size="10.00pt" fo:font-weight="normal" fo:font-family="'Courier New'" style:font-family-asian="'Courier New'" style:font-family-complex="'Courier New'" fo:background-color="transparent" fo:color="#3f7f5f"/>
    </style:style>
    <style:style style:name="T16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3f7f5f"/>
    </style:style>
    <style:style style:name="T17" style:family="text">
      <style:text-properties fo:font-size="10.00pt" fo:font-weight="normal" fo:font-family="'Courier New'" style:font-family-asian="'Courier New'" style:font-family-complex="'Courier New'" fo:background-color="transparent" fo:color="#3f7f5f"/>
    </style:style>
    <style:style style:name="T18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6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3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2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3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4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3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6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3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8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3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0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4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2" style:family="text">
      <style:text-properties fo:font-size="10.00pt" fo:font-weight="bold" fo:font-family="'Courier New'" style:font-family-asian="'Courier New'" style:font-family-complex="'Courier New'" fo:background-color="transparent" fo:color="#0000c0" fo:font-style="italic"/>
    </style:style>
    <style:style style:name="T4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4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4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6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4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8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4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0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5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2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5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4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5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6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5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8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5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0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6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2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6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4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6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6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6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8" style:family="text">
      <style:text-properties fo:font-size="10.00pt" fo:font-weight="bold" fo:font-family="'Courier New'" style:font-family-asian="'Courier New'" style:font-family-complex="'Courier New'" fo:background-color="transparent" fo:color="#0000c0" fo:font-style="italic"/>
    </style:style>
    <style:style style:name="T6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0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7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2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7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4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7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6" style:family="text">
      <style:text-properties fo:font-size="10.00pt" fo:font-weight="bold" fo:font-family="'Courier New'" style:font-family-asian="'Courier New'" style:font-family-complex="'Courier New'" fo:background-color="transparent" fo:color="#0000c0" fo:font-style="italic"/>
    </style:style>
    <style:style style:name="T7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8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7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0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8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2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8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4" style:family="text">
      <style:text-properties fo:font-size="10.00pt" fo:font-weight="bold" fo:font-family="'Courier New'" style:font-family-asian="'Courier New'" style:font-family-complex="'Courier New'" fo:background-color="transparent" fo:color="#0000c0" fo:font-style="italic"/>
    </style:style>
    <style:style style:name="T8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6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8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8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8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0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9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2" style:family="text">
      <style:text-properties fo:font-size="10.00pt" fo:font-weight="bold" fo:font-family="'Courier New'" style:font-family-asian="'Courier New'" style:font-family-complex="'Courier New'" fo:background-color="transparent" fo:color="#0000c0" fo:font-style="italic"/>
    </style:style>
    <style:style style:name="T9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4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9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6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9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8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9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0" style:family="text">
      <style:text-properties fo:font-size="10.00pt" fo:font-weight="bold" fo:font-family="'Courier New'" style:font-family-asian="'Courier New'" style:font-family-complex="'Courier New'" fo:background-color="transparent" fo:color="#0000c0" fo:font-style="italic"/>
    </style:style>
    <style:style style:name="T10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2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10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4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10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6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10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8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10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0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11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2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11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4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11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6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11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8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11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0" style:family="text">
      <style:text-properties fo:font-size="10.00pt" fo:font-weight="bold" fo:font-family="'Courier New'" style:font-family-asian="'Courier New'" style:font-family-complex="'Courier New'" fo:background-color="transparent" fo:color="#0000c0" fo:font-style="italic"/>
    </style:style>
    <style:style style:name="T12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2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12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4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12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6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2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8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12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0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3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2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13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</office:automatic-styles>
  <office:body>
    <office:text>
      <text:p text:style-name="P1"><text:span text:style-name="T1">Grade Average 1</text:span></text:p>
      <text:p text:style-name="P1"><text:span text:style-name="T2"/></text:p>
      <text:p text:style-name="P2"><text:span text:style-name="T3">Specification </text:span></text:p>
      <text:p text:style-name="P2"><text:span text:style-name="T4">Calculate the average of 5 grades</text:span></text:p>
      <text:p text:style-name="P2"><text:span text:style-name="T5"/></text:p>
      <text:p text:style-name="P2"><text:span text:style-name="T6">Algorithm</text:span></text:p>
      <text:list text:style-name="L3">
        <text:list-item>
          <text:p text:style-name="P3"><text:span text:style-name="T7">create ints gradea, gradeb, gradec, graded, gradee</text:span></text:p>
        </text:list-item>
        <text:list-item>
          <text:p text:style-name="P3"><text:span text:style-name="T7">double grade</text:span></text:p>
        </text:list-item>
        <text:list-item>
          <text:p text:style-name="P3"><text:span text:style-name="T7">prompt user for values of the 5 grades </text:span></text:p>
        </text:list-item>
        <text:list-item>
          <text:p text:style-name="P3"><text:span text:style-name="T7">store the inputs in the ints gradea, gradeb, gradec, graded, gradee</text:span></text:p>
        </text:list-item>
        <text:list-item>
          <text:p text:style-name="P3"><text:span text:style-name="T7">add all the grades together and divide them by 5 then store that value in the double grade</text:span></text:p>
        </text:list-item>
        <text:list-item>
          <text:p text:style-name="P3"><text:span text:style-name="T7">print the double grade<text:s text:c="2"/>to the screen</text:span></text:p>
        </text:list-item>
      </text:list>
      <text:p text:style-name="P4"><text:span text:style-name="T8"/></text:p>
      <text:p text:style-name="P5"><text:span text:style-name="T9">Flowchart</text:span></text:p>
      <text:p text:style-name="P5"><text:span text:style-name="T10"/></text:p>
      <text:p text:style-name="P5"><text:span text:style-name="T11">Code Design</text:span></text:p>
      <text:p text:style-name="P5"><text:span text:style-name="T12">int<text:tab/><text:tab/><text:tab/><text:tab/>will be used to store the five grades</text:span></text:p>
      <text:p text:style-name="P5"><text:span text:style-name="T12">double<text:tab/><text:tab/><text:tab/><text:tab/>will be used to store the average of the grades</text:span></text:p>
      <text:p text:style-name="P5"><text:span text:style-name="T12">System.out.println<text:tab/><text:tab/>will be used to display things for the user</text:span></text:p>
      <text:p text:style-name="P5"><text:span text:style-name="T12">+<text:tab/><text:tab/><text:tab/><text:tab/>will be used to add the grades</text:span></text:p>
      <text:p text:style-name="P5"><text:span text:style-name="T12">/<text:tab/><text:tab/><text:tab/><text:tab/>will be used to divide the total in order to find the average</text:span></text:p>
      <text:p text:style-name="P5"><text:span text:style-name="T13"/></text:p>
      <text:p text:style-name="P5"><text:span text:style-name="T14">Implementation</text:span></text:p>
      <text:p text:style-name="P6"><text:span text:style-name="T15">/*</text:span></text:p>
      <text:p text:style-name="P7"><text:span text:style-name="T15"><text:s/>* Max<text:s/></text:span><text:span text:style-name="T16">Rink</text:span></text:p>
      <text:p text:style-name="P8"><text:span text:style-name="T17"><text:s/>* ICS3U</text:span></text:p>
      <text:p text:style-name="P8"><text:span text:style-name="T17"><text:s/>* September 25</text:span></text:p>
      <text:p text:style-name="P8"><text:span text:style-name="T17"><text:s/>* prompt and store 5 grade values then calculate and display the average</text:span></text:p>
      <text:p text:style-name="P8"><text:span text:style-name="T17"><text:s/>*/</text:span></text:p>
      <text:p text:style-name="P9"><text:span text:style-name="T18">package</text:span><text:span text:style-name="T19"><text:s/>Lesson_3.GradeAvg1;</text:span></text:p>
      <text:p text:style-name="P9"><text:span text:style-name="T20"/></text:p>
      <text:p text:style-name="P9"><text:span text:style-name="T21">import</text:span><text:span text:style-name="T22"><text:s/>java.util.Scanner;</text:span></text:p>
      <text:p text:style-name="P9"><text:span text:style-name="T23"/></text:p>
      <text:p text:style-name="P9"><text:span text:style-name="T24">public</text:span><text:span text:style-name="T25"><text:s/></text:span><text:span text:style-name="T26">class</text:span><text:span text:style-name="T27"><text:s/>Lesson3Gradeavg1 {</text:span></text:p>
      <text:p text:style-name="P9"><text:span text:style-name="T28"/></text:p>
      <text:p text:style-name="P9"><text:span text:style-name="T29"><text:tab/></text:span><text:span text:style-name="T30">public</text:span><text:span text:style-name="T31"><text:s/></text:span><text:span text:style-name="T32">static</text:span><text:span text:style-name="T33"><text:s/></text:span><text:span text:style-name="T34">void</text:span><text:span text:style-name="T35"><text:s/>main(String[]<text:s/></text:span><text:span text:style-name="T36">args</text:span><text:span text:style-name="T37">) {</text:span></text:p>
      <text:p text:style-name="P9"><text:span text:style-name="T37"><text:tab/><text:tab/></text:span></text:p>
      <text:p text:style-name="P9"><text:span text:style-name="T37"><text:tab/><text:tab/>Scanner<text:s/></text:span><text:span text:style-name="T38">input</text:span><text:span text:style-name="T39"><text:s/>=<text:s/></text:span><text:span text:style-name="T40">new</text:span><text:span text:style-name="T41"><text:s/>Scanner(System.</text:span><text:span text:style-name="T42">in</text:span><text:span text:style-name="T43">);</text:span></text:p>
      <text:p text:style-name="P9"><text:span text:style-name="T43"><text:tab/><text:tab/></text:span></text:p>
      <text:p text:style-name="P9"><text:span text:style-name="T43"><text:tab/><text:tab/></text:span><text:span text:style-name="T44">int</text:span><text:span text:style-name="T45"><text:s/></text:span><text:span text:style-name="T46">gradea</text:span><text:span text:style-name="T47">;</text:span></text:p>
      <text:p text:style-name="P9"><text:span text:style-name="T47"><text:tab/><text:tab/></text:span><text:span text:style-name="T48">int</text:span><text:span text:style-name="T49"><text:s/></text:span><text:span text:style-name="T50">gradeb</text:span><text:span text:style-name="T51">;</text:span></text:p>
      <text:p text:style-name="P9"><text:span text:style-name="T51"><text:tab/><text:tab/></text:span><text:span text:style-name="T52">int</text:span><text:span text:style-name="T53"><text:s/></text:span><text:span text:style-name="T54">gradec</text:span><text:span text:style-name="T55">;</text:span></text:p>
      <text:p text:style-name="P9"><text:span text:style-name="T55"><text:tab/><text:tab/></text:span><text:span text:style-name="T56">int</text:span><text:span text:style-name="T57"><text:s/></text:span><text:span text:style-name="T58">graded</text:span><text:span text:style-name="T59">;</text:span></text:p>
      <text:p text:style-name="P9"><text:span text:style-name="T59"><text:tab/><text:tab/></text:span><text:span text:style-name="T60">int</text:span><text:span text:style-name="T61"><text:s/></text:span><text:span text:style-name="T62">gradee</text:span><text:span text:style-name="T63">;</text:span></text:p>
      <text:p text:style-name="P9"><text:span text:style-name="T63"><text:tab/><text:tab/></text:span><text:span text:style-name="T64">double</text:span><text:span text:style-name="T65"><text:s/></text:span><text:span text:style-name="T66">grade</text:span><text:span text:style-name="T67">;</text:span></text:p>
      <text:p text:style-name="P9"><text:span text:style-name="T67"><text:tab/><text:tab/></text:span></text:p>
      <text:p text:style-name="P9"><text:span text:style-name="T67"><text:tab/><text:tab/>System.</text:span><text:span text:style-name="T68">out</text:span><text:span text:style-name="T69">.println(</text:span><text:span text:style-name="T70">"Please enter your first grade"</text:span><text:span text:style-name="T71">);</text:span></text:p>
      <text:p text:style-name="P9"><text:span text:style-name="T71"><text:tab/><text:tab/></text:span><text:span text:style-name="T72">gradea</text:span><text:span text:style-name="T73"><text:s/>=<text:s/></text:span><text:span text:style-name="T74">input</text:span><text:span text:style-name="T75">.nextInt();</text:span></text:p>
      <text:p text:style-name="P9"><text:span text:style-name="T75"><text:tab/><text:tab/>System.</text:span><text:span text:style-name="T76">out</text:span><text:span text:style-name="T77">.println(</text:span><text:span text:style-name="T78">"Please enter your second grade"</text:span><text:span text:style-name="T79">);</text:span></text:p>
      <text:p text:style-name="P9"><text:span text:style-name="T79"><text:tab/><text:tab/></text:span><text:span text:style-name="T80">gradeb</text:span><text:span text:style-name="T81"><text:s/>=<text:s/></text:span><text:span text:style-name="T82">input</text:span><text:span text:style-name="T83">.nextInt();</text:span></text:p>
      <text:p text:style-name="P9"><text:span text:style-name="T83"><text:tab/><text:tab/>System.</text:span><text:span text:style-name="T84">out</text:span><text:span text:style-name="T85">.println(</text:span><text:span text:style-name="T86">"Please enter your third grade"</text:span><text:span text:style-name="T87">);</text:span></text:p>
      <text:p text:style-name="P9"><text:span text:style-name="T87"><text:tab/><text:tab/></text:span><text:span text:style-name="T88">gradec</text:span><text:span text:style-name="T89"><text:s/>=<text:s/></text:span><text:span text:style-name="T90">input</text:span><text:span text:style-name="T91">.nextInt();</text:span></text:p>
      <text:p text:style-name="P9"><text:span text:style-name="T91"><text:tab/><text:tab/>System.</text:span><text:span text:style-name="T92">out</text:span><text:span text:style-name="T93">.println(</text:span><text:span text:style-name="T94">"Please enter your fourth grade"</text:span><text:span text:style-name="T95">);</text:span></text:p>
      <text:p text:style-name="P9"><text:span text:style-name="T95"><text:tab/><text:tab/></text:span><text:span text:style-name="T96">graded</text:span><text:span text:style-name="T97"><text:s/>=<text:s/></text:span><text:span text:style-name="T98">input</text:span><text:span text:style-name="T99">.nextInt();</text:span></text:p>
      <text:p text:style-name="P9"><text:span text:style-name="T99"><text:tab/><text:tab/>System.</text:span><text:span text:style-name="T100">out</text:span><text:span text:style-name="T101">.println(</text:span><text:span text:style-name="T102">"Please enter your fifth grade"</text:span><text:span text:style-name="T103">);</text:span></text:p>
      <text:p text:style-name="P9"><text:span text:style-name="T103"><text:tab/><text:tab/></text:span><text:span text:style-name="T104">gradee</text:span><text:span text:style-name="T105"><text:s/>=<text:s/></text:span><text:span text:style-name="T106">input</text:span><text:span text:style-name="T107">.nextInt();</text:span></text:p>
      <text:p text:style-name="P9"><text:span text:style-name="T107"><text:tab/><text:tab/></text:span></text:p>
      <text:p text:style-name="P9"><text:span text:style-name="T107"><text:tab/><text:tab/></text:span><text:span text:style-name="T108">grade</text:span><text:span text:style-name="T109"><text:s/>= (</text:span><text:span text:style-name="T110">gradea</text:span><text:span text:style-name="T111">+</text:span><text:span text:style-name="T112">gradeb</text:span><text:span text:style-name="T113">+</text:span><text:span text:style-name="T114">gradec</text:span><text:span text:style-name="T115">+</text:span><text:span text:style-name="T116">graded</text:span><text:span text:style-name="T117">+</text:span><text:span text:style-name="T118">gradee</text:span><text:span text:style-name="T119">) / 5;</text:span></text:p>
      <text:p text:style-name="P9"><text:span text:style-name="T119"><text:tab/><text:tab/></text:span></text:p>
      <text:p text:style-name="P9"><text:span text:style-name="T119"><text:tab/><text:tab/>System.</text:span><text:span text:style-name="T120">out</text:span><text:span text:style-name="T121">.println(</text:span><text:span text:style-name="T122">"The Average of your grades is "</text:span><text:span text:style-name="T123"><text:s/>+<text:s/></text:span><text:span text:style-name="T124">grade</text:span><text:span text:style-name="T125">);</text:span></text:p>
      <text:p text:style-name="P9"><text:span text:style-name="T125"><text:tab/><text:tab/></text:span></text:p>
      <text:p text:style-name="P9"><text:span text:style-name="T125"><text:tab/><text:tab/></text:span></text:p>
      <text:p text:style-name="P9"><text:span text:style-name="T125"><text:tab/><text:tab/></text:span><text:span text:style-name="T126">if</text:span><text:span text:style-name="T127"><text:s/>(</text:span><text:span text:style-name="T128">input</text:span><text:span text:style-name="T129"><text:s/>!=<text:s/></text:span><text:span text:style-name="T130">null</text:span><text:span text:style-name="T131">){</text:span></text:p>
      <text:p text:style-name="P9"><text:span text:style-name="T131"><text:tab/><text:tab/><text:tab/></text:span><text:span text:style-name="T132">input</text:span><text:span text:style-name="T133">.close();</text:span></text:p>
      <text:p text:style-name="P10"><text:span text:style-name="T133"><text:tab/><text:tab/>}</text:span></text:p>
      <text:p text:style-name="P10"><text:span text:style-name="T133"><text:tab/>}</text:span></text:p>
      <text:p text:style-name="P10"><text:span text:style-name="T134"/></text:p>
      <text:p text:style-name="P11"><text:span text:style-name="T135">}</text:span></text:p>
      <text:p text:style-name="P12"><text:span text:style-name="T136"/></text:p>
      <text:p text:style-name="P13"><text:span text:style-name="T137">Testing and Debugging</text:span></text:p>
      <text:p text:style-name="P14"><text:span text:style-name="T138">this program experienced no problems and required no testing or debugging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